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F4000000B2FE584434D45D1536.png" manifest:media-type="image/png"/>
  <manifest:file-entry manifest:full-path="Pictures/10000201000001F4000000B2C8D27E5CA400FF31.png" manifest:media-type="image/png"/>
  <manifest:file-entry manifest:full-path="Pictures/1000020100000108000000845604E8C592350E0E.png" manifest:media-type="image/png"/>
  <manifest:file-entry manifest:full-path="Pictures/10000201000001080000008103BE1958AA7DE47B.png" manifest:media-type="image/png"/>
  <manifest:file-entry manifest:full-path="Pictures/10000201000001080000008187256FBAE8AF97BB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10.053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4" style:family="graphic" style:parent-style-name="objectwithoutfill">
      <style:graphic-properties svg:stroke-width="0.053cm" draw:marker-start-width="0.279cm" draw:marker-end="Arrowheads_20_1" draw:marker-end-width="0.279cm" draw:fill="none" draw:textarea-vertical-align="middle" fo:padding-top="0.151cm" fo:padding-bottom="0.151cm" fo:padding-left="0.276cm" fo:padding-right="0.276cm"/>
    </style:style>
    <style:style style:name="gr5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draw:style-name="gr1" draw:text-style-name="P1" draw:layer="layout" svg:width="6.984cm" svg:height="3.412cm" svg:x="18.415cm" svg:y="8.255cm">
          <draw:image xlink:href="Pictures/10000201000001080000008187256FBAE8AF97BB.png" xlink:type="simple" xlink:show="embed" xlink:actuate="onLoad" draw:mime-type="image/png">
            <text:p/>
          </draw:image>
        </draw:frame>
        <draw:frame draw:style-name="gr1" draw:text-style-name="P1" draw:layer="layout" svg:width="6.984cm" svg:height="3.412cm" svg:x="11.431cm" svg:y="8.255cm">
          <draw:image xlink:href="Pictures/10000201000001080000008103BE1958AA7DE47B.png" xlink:type="simple" xlink:show="embed" xlink:actuate="onLoad" draw:mime-type="image/png">
            <text:p/>
          </draw:image>
        </draw:frame>
        <draw:frame draw:style-name="gr1" draw:text-style-name="P1" draw:layer="layout" svg:width="6.984cm" svg:height="3.492cm" svg:x="4.445cm" svg:y="8.255cm">
          <draw:image xlink:href="Pictures/1000020100000108000000845604E8C592350E0E.png" xlink:type="simple" xlink:show="embed" xlink:actuate="onLoad" draw:mime-type="image/png">
            <text:p/>
          </draw:image>
        </draw:frame>
        <draw:frame draw:style-name="gr1" draw:text-style-name="P1" draw:layer="layout" svg:width="13.228cm" svg:height="4.709cm" svg:x="8.254cm" svg:y="3.175cm">
          <draw:image xlink:href="Pictures/10000201000001F4000000B2C8D27E5CA400FF31.png" xlink:type="simple" xlink:show="embed" xlink:actuate="onLoad" draw:mime-type="image/png">
            <text:p/>
          </draw:image>
        </draw:frame>
        <draw:frame draw:style-name="gr2" draw:text-style-name="P1" draw:layer="layout" svg:width="3.174cm" svg:height="4.709cm" svg:x="4.445cm" svg:y="3.175cm">
          <draw:image xlink:href="Pictures/10000201000001F4000000B2FE584434D45D1536.png" xlink:type="simple" xlink:show="embed" xlink:actuate="onLoad" draw:mime-type="image/png">
            <text:p/>
          </draw:image>
        </draw:frame>
        <draw:frame draw:style-name="gr3" draw:text-style-name="P2" draw:layer="layout" svg:width="3.914cm" svg:height="2.384cm" svg:x="21.59cm" svg:y="3.78cm">
          <draw:text-box>
            <text:p text:style-name="P1">Implement<text:line-break/>any 1 dialog</text:p>
            <text:p text:style-name="P1">for FR 2</text:p>
          </draw:text-box>
        </draw:frame>
        <draw:line draw:style-name="gr4" draw:text-style-name="P3" draw:layer="layout" svg:x1="23.495cm" svg:y1="6.385cm" svg:x2="23.495cm" svg:y2="7.655cm">
          <text:p/>
        </draw:line>
        <presentation:notes draw:style-name="dp2">
          <draw:page-thumbnail draw:style-name="gr5" draw:layer="layout" svg:width="18.624cm" svg:height="10.476cm" svg:x="1.482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1131 1580" svg:d="M1013 1491l118 89-567-1580-564 1580 114-85 136-68 148-46 161-17 161 13 153 46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George F. Rice</meta:initial-creator>
    <meta:creation-date>2021-10-22T08:58:35.977672783</meta:creation-date>
    <dc:date>2021-10-22T09:02:10.605761590</dc:date>
    <dc:creator>George F. Rice</dc:creator>
    <meta:editing-duration>PT3M35S</meta:editing-duration>
    <meta:editing-cycles>1</meta:editing-cycles>
    <meta:document-statistic meta:object-count="30"/>
    <meta:generator>LibreOffice/7.1.6.2$Linux_X86_64 LibreOffice_project/10$Build-2</meta:generator>
  </office:meta>
</office:document-meta>
</file>